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AndCookieTests.s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AndCookieTests.headerMultiple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Controller.handleHeader( @ RequestHeader ( "h1" ) String my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ntroller.handleCookie( @ CookieValue ( "k1" ) String cooki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Controller.multi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AndCookieTests.requestResponseHeaderPa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